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3183" officeooo:paragraph-rsid="000c3183"/>
    </style:style>
    <style:style style:name="P2" style:family="paragraph" style:parent-style-name="Standard">
      <style:text-properties officeooo:rsid="000f001d" officeooo:paragraph-rsid="000f001d"/>
    </style:style>
    <style:style style:name="P3" style:family="paragraph" style:parent-style-name="Standard">
      <style:text-properties officeooo:rsid="000fde78" officeooo:paragraph-rsid="000fde78"/>
    </style:style>
    <style:style style:name="P4" style:family="paragraph" style:parent-style-name="Standard">
      <style:text-properties officeooo:rsid="0010aee8" officeooo:paragraph-rsid="0010aee8"/>
    </style:style>
    <style:style style:name="P5" style:family="paragraph" style:parent-style-name="Standard">
      <style:text-properties officeooo:rsid="0010e69f" officeooo:paragraph-rsid="0010e69f"/>
    </style:style>
    <style:style style:name="P6" style:family="paragraph" style:parent-style-name="Standard">
      <style:text-properties officeooo:rsid="001138a5" officeooo:paragraph-rsid="001138a5"/>
    </style:style>
    <style:style style:name="P7" style:family="paragraph" style:parent-style-name="Standard">
      <style:text-properties officeooo:rsid="001183be" officeooo:paragraph-rsid="001183be"/>
    </style:style>
    <style:style style:name="P8" style:family="paragraph" style:parent-style-name="Standard">
      <style:text-properties officeooo:rsid="00122468" officeooo:paragraph-rsid="00122468"/>
    </style:style>
    <style:style style:name="P9" style:family="paragraph" style:parent-style-name="Standard">
      <style:text-properties officeooo:rsid="0012be90" officeooo:paragraph-rsid="0012be90"/>
    </style:style>
    <style:style style:name="P10" style:family="paragraph" style:parent-style-name="Standard">
      <style:text-properties officeooo:rsid="00139187" officeooo:paragraph-rsid="00139187"/>
    </style:style>
    <style:style style:name="P11" style:family="paragraph" style:parent-style-name="Standard">
      <style:text-properties officeooo:rsid="0014c481" officeooo:paragraph-rsid="0014c481"/>
    </style:style>
    <style:style style:name="P12" style:family="paragraph" style:parent-style-name="Standard">
      <style:text-properties officeooo:rsid="0015a2f3" officeooo:paragraph-rsid="0015a2f3"/>
    </style:style>
    <style:style style:name="P13" style:family="paragraph" style:parent-style-name="Standard">
      <style:text-properties officeooo:rsid="0015a2f3" officeooo:paragraph-rsid="00178327"/>
    </style:style>
    <style:style style:name="P14" style:family="paragraph" style:parent-style-name="Standard">
      <style:text-properties officeooo:rsid="0017d373" officeooo:paragraph-rsid="0017d373"/>
    </style:style>
    <style:style style:name="T1" style:family="text">
      <style:text-properties officeooo:rsid="000d0a44"/>
    </style:style>
    <style:style style:name="T2" style:family="text">
      <style:text-properties officeooo:rsid="000f001d"/>
    </style:style>
    <style:style style:name="T3" style:family="text">
      <style:text-properties officeooo:rsid="000fde78"/>
    </style:style>
    <style:style style:name="T4" style:family="text">
      <style:text-properties officeooo:rsid="0010aee8"/>
    </style:style>
    <style:style style:name="T5" style:family="text">
      <style:text-properties officeooo:rsid="00122468"/>
    </style:style>
    <style:style style:name="T6" style:family="text">
      <style:text-properties officeooo:rsid="0012be90"/>
    </style:style>
    <style:style style:name="T7" style:family="text">
      <style:text-properties officeooo:rsid="00139187"/>
    </style:style>
    <style:style style:name="T8" style:family="text">
      <style:text-properties officeooo:rsid="0014c481"/>
    </style:style>
    <style:style style:name="T9" style:family="text">
      <style:text-properties officeooo:rsid="0015a2f3"/>
    </style:style>
    <style:style style:name="T10" style:family="text">
      <style:text-properties officeooo:rsid="00178327"/>
    </style:style>
    <style:style style:name="T11" style:family="text">
      <style:text-properties officeooo:rsid="0018d4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view <text:span text:style-name="T2">(20 minutes)</text:span>:</text:p>
      <text:p text:style-name="P1"/>
      <text:p text:style-name="P1">In the last lesson we talked about various ways to create new tables from tables that already exist in the data<text:span text:style-name="T3">base</text:span>, and how to add, drop, alter and modify columns. Today, we’re going to talk about how to update, insert and delete data. Pl<text:span text:style-name="T1">ease make sure that you have the truck_info_v2 and snow_v2 tables we created yesterday. </text:span><text:span text:style-name="T2">If you missed the lesson or don’t have those tables, copy and run the code in the v2.txt file, one statement at a time. When you have those tables, </text:span><text:span text:style-name="T1">complete the following review exercise. </text:span><text:span text:style-name="T2">Create a table called old_trucks which consists of all columns in the truck_info_v2 table but contains only entries for the ten oldest trucks. Then use a join to create a table called old_truck_activity which consists of all rows from the snow_v2 table with the model, year and mileage data from the old_trucks table. old_truck_activity should only have rows with trucks that also exist in the old_trucks table. Now use a GROUP BY to tell me how many times each of the old trucks visited beech st.</text:span></text:p>
      <text:p text:style-name="P1"/>
      <text:p text:style-name="P2">U<text:span text:style-name="T3">PDATE</text:span></text:p>
      <text:p text:style-name="P2"/>
      <text:p text:style-name="P3">When we need to change a value in a table, we use the UPDATE keyword. The Syntax looks like this:</text:p>
      <text:p text:style-name="P3"/>
      <text:p text:style-name="P3">UPDATE snow SET <text:span text:style-name="T4">activity_type = ‘north’ WHERE strheading = ‘N’;</text:span></text:p>
      <text:p text:style-name="P3"/>
      <text:p text:style-name="P3">This is pretty straightforward, we put the name of the table we’re changing after the update, put the column to be changed and the new value after the word set and use a WHERE statement to apply the change only to certain rows. </text:p>
      <text:p text:style-name="P3"/>
      <text:p text:style-name="P5">Exercise 2 (10 min):</text:p>
      <text:p text:style-name="P4"/>
      <text:p text:style-name="P5">change the blank rows in the activity_type row of snow_v2 to say ‘moving’;</text:p>
      <text:p text:style-name="P5"/>
      <text:p text:style-name="P6">INSERT</text:p>
      <text:p text:style-name="P6"/>
      <text:p text:style-name="P7">If we need to add a new row to a table, we can use an INSERT statement. There’s two ways to do it. If we are entering a value for every column, we can simply specify the values, making sure they come in the same order as the they do in the table:</text:p>
      <text:p text:style-name="P7"/>
      <text:p text:style-name="P7">INSERT INTO truck_info VALUES (301, <text:span text:style-name="T5">2022, </text:span>‘ford’, ‘f250’, 0);</text:p>
      <text:p text:style-name="P7"/>
      <text:p text:style-name="P8">If you only want to add values for some columns, you’ll need to specify them first, as such:</text:p>
      <text:p text:style-name="P8"/>
      <text:p text:style-name="P8">INSERT INTO truck_info (id, year, milage) VALUES (302, 2022, 0);</text:p>
      <text:p text:style-name="P8"/>
      <text:p text:style-name="P8">Note that this adds NULL values into the table. Not all columns will allow a NULL value, and NULLS are often best avoided because they can’t be filtered the same way as other values in the column, which all have the same datatype. IE you can’t do arithmetic <text:span text:style-name="T6">with nulls. Often it’s best to replace them with a placeholder value such as N/A, </text:span><text:span text:style-name="T7">other </text:span><text:span text:style-name="T6">, 0. Before you do that though, consider the effect that a placeholder might have on an aggregation function like AVG() and do what makes the best sense for your use case.</text:span></text:p>
      <text:p text:style-name="P8"/>
      <text:p text:style-name="P9">Exercise 3 10 min: <text:span text:style-name="T7">Syracuse has just acquired two new snow plows. Both are 2022 F150s with 50 miles. Assign them ids of 320 and 321 and add them to the truck_info_v2 table.</text:span></text:p>
      <text:p text:style-name="P9"/>
      <text:p text:style-name="P10">DELETE:</text:p>
      <text:p text:style-name="P10"><text:soft-page-break/>We can delete rows from tables with the <text:span text:style-name="T8">DELETE keyword. It looks like this:</text:span></text:p>
      <text:p text:style-name="P10"/>
      <text:p text:style-name="P11">DELETE FROM snow WHERE id = 123;</text:p>
      <text:p text:style-name="P11"/>
      <text:p text:style-name="P11">Be careful here, when data is deleted, it’s gone forever. If you fail to specify a WHERE constraint, all data is deleted, leaving just the column name and table metadata. If you’re doing work that you think will require you to do deletions, it’s a great idea to make a backup first.</text:p>
      <text:p text:style-name="P11"/>
      <text:p text:style-name="P11">Ex 4 (15 minutes) create a backup of truck_info_v2, then delete the records that we added during this lesson.</text:p>
      <text:p text:style-name="P11"/>
      <text:p text:style-name="P11">Unions:</text:p>
      <text:p text:style-name="P11"/>
      <text:p text:style-name="P11">Sometimes we want to combine tables with a similar column structure into a single table. We can d<text:span text:style-name="T9">o</text:span> this with the union keyword. <text:span text:style-name="T9">This will only work if we make sure that they have the same columns, and that those columns are the same datatype. Use the ALTER TABLE statements we looked at in the last lesson if you need. </text:span>Lets demonstrate, but first we need tables to combine:</text:p>
      <text:p text:style-name="P11"/>
      <text:p text:style-name="P11">Ex 5 <text:span text:style-name="T9">(15 minutes) </text:span>create two new tables from snow_v2. The first should <text:span text:style-name="T9">h</text:span>ave all rows where the address is on genesee st <text:span text:style-name="T9">and the second all rows on beech st. Give them appropriate names.</text:span></text:p>
      <text:p text:style-name="P11"/>
      <text:p text:style-name="P12">We can create a table that contains the information from both of the tables we just created by running the following.</text:p>
      <text:p text:style-name="P12"/>
      <text:p text:style-name="P12">CREATE TABLE beech_genesee SELECT * FROM beech UNION SELECT * FROM genesee;</text:p>
      <text:p text:style-name="P12"/>
      <text:p text:style-name="P12">Note that there are some records that are from the intersection of Beech and Genesee. The default behavior of the union operator is to ignore duplicates. If we want <text:span text:style-name="T10">to allow duplicate records we can add ALL like this:</text:span></text:p>
      <text:p text:style-name="P12"/>
      <text:p text:style-name="P13">CREATE TABLE beech_genesee SELECT * FROM beech UNION <text:span text:style-name="T10">ALL </text:span>SELECT * FROM genesee;</text:p>
      <text:p text:style-name="P13"/>
      <text:p text:style-name="P14">That’s all I have for today. At this point you know how to do pretty much anything you’d want to do with the data already present in a database. You can query tables, filter, aggregate and manipulate data as you please, create views and tables and add, update or delete data. You know the benefits and risks of various types of manipulations. The next lesson will be about <text:span text:style-name="T11">bringing in outside data into a new database. As a matter of necessity, we’ll be covering more theoretical issues such as datatypes, database design and normailization. Truthfully, I think that the syntax for the things that we’ve worked on today is straightforward enough that you don’t need me to assign problems. Anyway you now know more than enough to figure out what you’re interested in and what you want to know more about. For now, I invite you to look over your notes, redo the practice exercises from past lessons and check out the documentation for mysql at </text:span><text:a xlink:type="simple" xlink:href="https://dev.mysql.com/doc/refman/5.6/en" text:style-name="Internet_20_link" text:visited-style-name="Visited_20_Internet_20_Link"><text:span text:style-name="T11">https://dev.mysql.com/doc/refman/5.6/en</text:span></text:a><text:span text:style-name="T1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5T13:36:16.810958533</meta:creation-date>
    <meta:generator>LibreOffice/7.0.4.2$Linux_X86_64 LibreOffice_project/00$Build-2</meta:generator>
    <dc:date>2022-06-15T16:38:16.973509844</dc:date>
    <meta:editing-duration>PT7M12S</meta:editing-duration>
    <meta:editing-cycles>1</meta:editing-cycles>
    <meta:document-statistic meta:table-count="0" meta:image-count="0" meta:object-count="0" meta:page-count="2" meta:paragraph-count="28" meta:word-count="941" meta:character-count="5218" meta:non-whitespace-character-count="4304"/>
  </office:meta>
</office:document-meta>
</file>